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7af" officeooo:paragraph-rsid="0017c7af"/>
    </style:style>
    <style:style style:name="P2" style:family="paragraph" style:parent-style-name="Standard">
      <style:text-properties officeooo:rsid="001813a3" officeooo:paragraph-rsid="001813a3"/>
    </style:style>
    <style:style style:name="P3" style:family="paragraph" style:parent-style-name="Standard">
      <style:text-properties officeooo:rsid="001813a3" officeooo:paragraph-rsid="0018d96b"/>
    </style:style>
    <style:style style:name="P4" style:family="paragraph" style:parent-style-name="Standard">
      <style:text-properties officeooo:rsid="0018d96b" officeooo:paragraph-rsid="0018d96b"/>
    </style:style>
    <style:style style:name="P5" style:family="paragraph" style:parent-style-name="Standard">
      <style:text-properties officeooo:rsid="0018d96b" officeooo:paragraph-rsid="0018d96b"/>
    </style:style>
    <style:style style:name="P6" style:family="paragraph" style:parent-style-name="Standard">
      <style:text-properties officeooo:rsid="0018d96b" officeooo:paragraph-rsid="001e059b"/>
    </style:style>
    <style:style style:name="P7" style:family="paragraph" style:parent-style-name="Standard">
      <style:text-properties officeooo:rsid="001c3126" officeooo:paragraph-rsid="001c3126"/>
    </style:style>
    <style:style style:name="P8" style:family="paragraph" style:parent-style-name="Standard">
      <style:text-properties officeooo:rsid="001c3126" officeooo:paragraph-rsid="001e059b"/>
    </style:style>
    <style:style style:name="P9" style:family="paragraph" style:parent-style-name="Standard">
      <style:text-properties fo:font-weight="bold" officeooo:rsid="001813a3" officeooo:paragraph-rsid="001813a3" style:font-weight-asian="bold" style:font-weight-complex="bold"/>
    </style:style>
    <style:style style:name="P10" style:family="paragraph" style:parent-style-name="Standard">
      <style:text-properties fo:font-weight="bold" officeooo:rsid="001c4982" officeooo:paragraph-rsid="001c4982" style:font-weight-asian="bold" style:font-weight-complex="bold"/>
    </style:style>
    <style:style style:name="P11" style:family="paragraph" style:parent-style-name="Standard">
      <style:text-properties officeooo:rsid="001e059b" officeooo:paragraph-rsid="001e059b"/>
    </style:style>
    <style:style style:name="P12" style:family="paragraph" style:parent-style-name="Standard">
      <style:text-properties officeooo:rsid="001813a3" officeooo:paragraph-rsid="0018d96b"/>
    </style:style>
    <style:style style:name="P13" style:family="paragraph" style:parent-style-name="Standard">
      <style:text-properties fo:font-weight="normal" officeooo:rsid="001e059b" officeooo:paragraph-rsid="001e059b" style:font-weight-asian="normal" style:font-weight-complex="normal"/>
    </style:style>
    <style:style style:name="T1" style:family="text">
      <style:text-properties officeooo:rsid="001813a3"/>
    </style:style>
    <style:style style:name="T2" style:family="text">
      <style:text-properties officeooo:rsid="0018d96b"/>
    </style:style>
    <style:style style:name="T3" style:family="text">
      <style:text-properties officeooo:rsid="001aa651"/>
    </style:style>
    <style:style style:name="T4" style:family="text">
      <style:text-properties officeooo:rsid="001c312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4982" style:font-weight-asian="bold" style:font-weight-complex="bold"/>
    </style:style>
    <style:style style:name="T7" style:family="text">
      <style:text-properties fo:font-weight="bold" officeooo:rsid="001e059b" style:font-weight-asian="bold" style:font-weight-complex="bold"/>
    </style:style>
    <style:style style:name="T8" style:family="text">
      <style:text-properties officeooo:rsid="001c4982"/>
    </style:style>
    <style:style style:name="T9" style:family="text">
      <style:text-properties officeooo:rsid="001e059b"/>
    </style:style>
    <style:style style:name="T10" style:family="text">
      <style:text-properties fo:font-weight="normal" officeooo:rsid="001e059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ualmente la organizacion cuenta con <text:span text:style-name="T1">los siguientes sistemas de informacion creados por el equipo de Desarrollo InH</text:span></text:p>
      <text:p text:style-name="P1"/>
      <text:p text:style-name="P9"/>
      <text:p text:style-name="P9">SERP </text:p>
      <text:p text:style-name="P2"/>
      <text:p text:style-name="P3">ERP <text:s/>desarrollado <text:span text:style-name="T2">por el area de tecnologia</text:span>, cuenta con modulos especializados <text:span text:style-name="T2">para cada uno de los procesos.</text:span></text:p>
      <text:p text:style-name="P3"/>
      <text:p text:style-name="P4">Modulos:</text:p>
      <text:p text:style-name="P3"/>
      <text:p text:style-name="P3"/>
      <text:p text:style-name="P4"><text:span text:style-name="T5">CRM</text:span>: <text:span text:style-name="T3">Modulo para administrar los Clientes.</text:span></text:p>
      <text:p text:style-name="P11">Procesos que Interactuan: Licitaciones y Cotizaciones, Direccion Estrategica.</text:p>
      <text:p text:style-name="P4"/>
      <text:p text:style-name="P4">P<text:span text:style-name="T5">lanilla de Cotizaciones</text:span>: <text:span text:style-name="T8">Gestion gerencial para hacer seguimiento a todos los proyectos de la Organizacion.</text:span></text:p>
      <text:p text:style-name="P11">Procesos que Interactuan: Direccion Estrategica.</text:p>
      <text:p text:style-name="P4"/>
      <text:p text:style-name="P4"><text:span text:style-name="T5">Cotizacione</text:span><text:span text:style-name="T6">s</text:span>: <text:span text:style-name="T8">Desarrollo de las propuestas economicas.</text:span></text:p>
      <text:p text:style-name="P11">Procesos que Interactuan: <text:s/>Licitaciones y Cotizaciones.</text:p>
      <text:p text:style-name="P4"><text:span text:style-name="T5"/></text:p>
      <text:p text:style-name="P4"><text:span text:style-name="T5">Ejecucion de Proyecto</text:span>s: <text:span text:style-name="T8">Planeacion seguimiento y cierre de los proyectos.</text:span> </text:p>
      <text:p text:style-name="P11">Procesos que Interactuan: <text:s/>Ejecucion de proyectos.</text:p>
      <text:p text:style-name="P4"><text:span text:style-name="T5"/></text:p>
      <text:p text:style-name="P4"><text:span text:style-name="T5">Compras</text:span>: <text:s/><text:span text:style-name="T8">Controlar la cadena de abastecimiento.</text:span></text:p>
      <text:p text:style-name="P13">Procesos que Interactuan: <text:s/>Compras, Ejecucion de Proyectos, Contabilidad.</text:p>
      <text:p text:style-name="P13"/>
      <text:p text:style-name="P4"><text:span text:style-name="T5">Inventarios:</text:span> <text:span text:style-name="T4">Modulo para controlar inventarios tanto de materiales como de Activos Fijos en <text:s/>todos los proyectos.</text:span></text:p>
      <text:p text:style-name="P13">Procesos que Interactuan: <text:s/>Compras, Ejecucion de Proyectos, Contabilidad.</text:p>
      <text:p text:style-name="P4"><text:span text:style-name="T5"/></text:p>
      <text:p text:style-name="P4"><text:span text:style-name="T7">Gestion Humana</text:span><text:span text:style-name="T5">:</text:span> <text:span text:style-name="T8">Control documental del personal(Hojas de vida, Certificaciones,Docuentos Legales etc.), registros de permisos, solicitud de personal, seguimiento a la contratacion.</text:span></text:p>
      <text:p text:style-name="P13">Procesos que Interactuan: <text:s/>Totos los procesos.</text:p>
      <text:p text:style-name="P4"><text:span text:style-name="T5"/></text:p>
      <text:p text:style-name="P4"><text:span text:style-name="T5">Nomina:</text:span> <text:span text:style-name="T8">Gestion de la nomina de la compañia: Administrativa, Operativa Catorcenal, Operativa Quincenal.</text:span></text:p>
      <text:p text:style-name="P13">Procesos que Interactuan: <text:s/>.Gestion Humana, Contabilidad.</text:p>
      <text:p text:style-name="P4"/>
      <text:p text:style-name="P10">VISUALISOFT</text:p>
      <text:p text:style-name="P7"/>
      <text:p text:style-name="P8">Software desarrollado <text:span text:style-name="T1"><text:s/>por el area de tecnologia</text:span> para la gestion del SGI, cuenta con <text:s/><text:span text:style-name="T9">los siguientes modulos:</text:span></text:p>
      <text:p text:style-name="P8"/>
      <text:p text:style-name="P6"><text:span text:style-name="T7">Calidad</text:span><text:span text:style-name="T5">:</text:span><text:span text:style-name="T10"> Gestionar y controlar todos los procesos para que esten alineados con el Sistema de Calidad basado en la norma ISO 9001.</text:span></text:p>
      <text:p text:style-name="P6"><text:span text:style-name="T5"/></text:p>
      <text:p text:style-name="P6"><text:span text:style-name="T7"/></text:p>
      <text:p text:style-name="P6"><text:soft-page-break/><text:span text:style-name="T7"/></text:p>
      <text:p text:style-name="P6"><text:span text:style-name="T7">Calidad:</text:span><text:span text:style-name="T10"> Gestionar y controlar todos los procesos para que esten alineados con el Sistema de Calidad basado en la norma ISO 9001.</text:span></text:p>
      <text:p text:style-name="P6"><text:span text:style-name="T7"/></text:p>
      <text:p text:style-name="P6"><text:span text:style-name="T7">Gestion Humana</text:span><text:span text:style-name="T5">:</text:span> <text:span text:style-name="T8">Control documental del personal(Hojas de vida, Certificaciones,Docuentos Legales etc.), registros de permisos, solicitud de personal, seguimiento a la contratacion.</text:span></text:p>
      <text:p text:style-name="P13">Procesos que Interactuan: <text:s/>Totos los procesos.</text:p>
      <text:p text:style-name="P6"><text:span text:style-name="T5"/></text:p>
      <text:p text:style-name="P6"><text:span text:style-name="T5">Nomina:</text:span> <text:span text:style-name="T8">Gestion de la nomina de la compañia: Administrativa, Operativa Catorcenal, Operativa Quincenal.</text:span></text:p>
      <text:p text:style-name="P13">Procesos que Interactuan: <text:s/>.Gestion Humana, Contabilidad.</text:p>
      <text:p text:style-name="P6"/>
      <text:p text:style-name="P8"/>
      <text:p text:style-name="P8">modulos especializados en la ISO 9001, 14001, <text:span text:style-name="T8">OSHAS </text:span>18001 y el RUC (Concejo Colombiano de Seguridad).</text:p>
      <text:p text:style-name="P7"/>
      <text:p text:style-name="P13">Procesos que Interactuan: <text:s/>.Gestion Humana, Contabilidad.</text:p>
      <text:p text:style-name="P4"/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5:17:56.190065803</meta:creation-date>
    <dc:date>2016-08-22T10:35:25.143463496</dc:date>
    <meta:editing-duration>PT16H41M3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312" meta:character-count="2362" meta:non-whitespace-character-count="2064"/>
  </office:meta>
</office:document-meta>
</file>